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E000002DE40DA565FB6525DA8.png" manifest:media-type="image/png"/>
  <manifest:file-entry manifest:full-path="Pictures/10000201000003D2000002DCCA71CEDD3FE161F5.png" manifest:media-type="image/png"/>
  <manifest:file-entry manifest:full-path="Pictures/10000201000003D0000002DED25659647BC86163.png" manifest:media-type="image/png"/>
  <manifest:file-entry manifest:full-path="Pictures/10000201000003D2000002DEB67DD17597EDD70C.png" manifest:media-type="image/png"/>
  <manifest:file-entry manifest:full-path="Pictures/100040A800002A72000017B49F1CC8CC0B33B875.svg" manifest:media-type="image/svg+xml"/>
  <manifest:file-entry manifest:full-path="Pictures/10000201000003E000000073AAFB5E8544EB8A65.png" manifest:media-type="image/png"/>
  <manifest:file-entry manifest:full-path="Pictures/10000201000003E0000000F51951CDC09EBF419C.png" manifest:media-type="image/png"/>
  <manifest:file-entry manifest:full-path="Pictures/10000201000003D2000002DE6D5238D864766906.png" manifest:media-type="image/png"/>
  <manifest:file-entry manifest:full-path="Pictures/10000201000003E0000000F50A9006F33E9A0116.png" manifest:media-type="image/png"/>
  <manifest:file-entry manifest:full-path="Pictures/10000201000003E0000001A1F9FB3E545136C337.png" manifest:media-type="image/png"/>
  <manifest:file-entry manifest:full-path="Pictures/10000201000003E000000182B7BA0733EAA89737.png" manifest:media-type="image/png"/>
  <manifest:file-entry manifest:full-path="Pictures/10000201000003E000000181F11952955F12F554.png" manifest:media-type="image/png"/>
  <manifest:file-entry manifest:full-path="Pictures/10000201000003CE000002DE3A71A22E5D638B78.png" manifest:media-type="image/png"/>
  <manifest:file-entry manifest:full-path="Pictures/10000201000003E0000001A124A82607980BC2CB.png" manifest:media-type="image/png"/>
  <manifest:file-entry manifest:full-path="Pictures/1000020100000181000000D7897A4882BC82A3CA.png" manifest:media-type="image/png"/>
  <manifest:file-entry manifest:full-path="Pictures/10000201000003E0000000CADF47E2973086D189.png" manifest:media-type="image/png"/>
  <manifest:file-entry manifest:full-path="Pictures/10000201000003D2000002DC5B475ECD840104EF.png" manifest:media-type="image/png"/>
  <manifest:file-entry manifest:full-path="Pictures/10000201000003CF00000108F0A25C193CEDF221.png" manifest:media-type="image/png"/>
  <manifest:file-entry manifest:full-path="Pictures/10000201000003CF000000689CFCE5C9A56F9CA2.png" manifest:media-type="image/png"/>
  <manifest:file-entry manifest:full-path="Pictures/100002010000019B000000E552E407E71EC4514A.png" manifest:media-type="image/png"/>
  <manifest:file-entry manifest:full-path="Pictures/10000201000003CF000000699223DDAF92EA1984.png" manifest:media-type="image/png"/>
  <manifest:file-entry manifest:full-path="Pictures/10000201000003CF0000010764F015EF4FB4D8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gu 1C1" svg:font-family="'Migu 1C'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2" svg:font-family="'Migu 1C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83cc83" draw:marker-start-width="0.275cm" draw:marker-end-width="0.275cm" draw:fill="solid" draw:fill-color="#ffffff" draw:textarea-horizontal-align="left" draw:textarea-vertical-align="top" draw:auto-grow-height="false" fo:min-height="6.543cm" fo:min-width="7.352cm" fo:padding-top="0.15cm" fo:padding-bottom="0.15cm" fo:padding-left="0.275cm" fo:padding-right="0.275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82cm"/>
    </style:style>
    <style:style style:name="gr5" style:family="graphic" style:parent-style-name="standard">
      <style:graphic-properties draw:stroke="none" svg:stroke-color="#999999" draw:fill="none" draw:fill-color="#ffffff" draw:auto-grow-height="true" draw:auto-grow-width="false" fo:max-height="0cm" fo:min-height="1.287cm"/>
    </style:style>
    <style:style style:name="gr6" style:family="graphic" style:parent-style-name="standard">
      <style:graphic-properties draw:stroke="none" svg:stroke-color="#999999" draw:fill="none" draw:fill-color="#ffffff" draw:auto-grow-height="true" draw:auto-grow-width="false" fo:max-height="0cm" fo:min-height="0.644cm"/>
    </style:style>
    <style:style style:name="gr7" style:family="graphic">
      <style:graphic-properties style:protect="size"/>
    </style:style>
    <style:style style:name="pr1" style:family="presentation" style:parent-style-name="Answer-title">
      <style:graphic-properties fo:min-height="1.8cm"/>
    </style:style>
    <style:style style:name="pr2" style:family="presentation" style:parent-style-name="Answer-title">
      <style:graphic-properties draw:auto-grow-height="true" fo:min-height="3.166cm"/>
    </style:style>
    <style:style style:name="pr3" style:family="presentation" style:parent-style-name="Answer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  <style:text-properties fo:color="#333333" style:font-name="Migu 1C1" fo:font-size="20pt" fo:font-weight="normal" style:font-name-asian="Migu 1C1" style:font-size-asian="20pt" style:font-weight-asian="normal" style:font-size-complex="20pt" style:font-weight-complex="normal"/>
    </style:style>
    <style:style style:name="P3" style:family="paragraph">
      <style:text-properties fo:color="#009933"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="none" draw:fill-color="#ffffff"/>
      <style:text-properties fo:color="#808080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text-properties fo:color="#808080" fo:font-size="13pt" fo:font-weight="bold" style:font-size-asian="13pt" style:font-weight-asian="bold" style:font-size-complex="13pt" style:font-weight-complex="bold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333333" style:font-name="Migu 1C1" fo:font-size="20pt" fo:font-weight="normal" style:font-name-asian="Migu 1C1" style:font-size-asian="20pt" style:font-weight-asian="normal" style:font-size-complex="20pt" style:font-weight-complex="normal"/>
    </style:style>
    <style:style style:name="T2" style:family="text">
      <style:text-properties fo:color="#279227" fo:font-size="16pt" style:font-size-asian="16pt" style:font-size-complex="1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808080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swer" presentation:presentation-page-layout-name="AL1T1">
        <office:forms form:automatic-focus="false" form:apply-design-mode="false"/>
        <draw:custom-shape draw:style-name="gr1" draw:text-style-name="P2" draw:layer="layout" svg:width="8.642cm" svg:height="7.583cm" svg:x="10.73cm" svg:y="10.617cm">
          <text:p text:style-name="P1"><text:span text:style-name="T1">迷路ゲームを作ろ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" draw:text-style-name="P2" draw:layer="layout" svg:width="8.642cm" svg:height="7.583cm" svg:x="1.63cm" svg:y="18.517cm">
          <text:p text:style-name="P1"><text:span text:style-name="T1">シューティングゲームを作ろ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presentation:style-name="pr1" draw:text-style-name="P3" draw:layer="layout" svg:width="10.8cm" svg:height="1.8cm" svg:x="9.6cm" svg:y="27.2cm" presentation:class="title" presentation:user-transformed="true">
          <draw:text-box>
            <text:p><text:span text:style-name="T2">キッズプログラミング教室</text:span><text:span text:style-name="T2">ぐらみん</text:span></text:p>
          </draw:text-box>
        </draw:frame>
        <draw:frame presentation:style-name="pr2" draw:text-style-name="P4" draw:layer="layout" svg:width="17.099cm" svg:height="3.166cm" svg:x="1.137cm" svg:y="1.997cm" presentation:class="title" presentation:user-transformed="true">
          <draw:text-box>
            <text:p><text:span text:style-name="T3">スクラッチ </text:span><text:span text:style-name="T3">1.4 </text:span><text:span text:style-name="T3">でゲームを作ろう！</text:span></text:p>
          </draw:text-box>
        </draw:frame>
        <draw:frame draw:style-name="gr2" draw:text-style-name="P5" draw:layer="layout" svg:width="16cm" svg:height="2.029cm" svg:x="2.5cm" svg:y="5.3cm">
          <draw:text-box>
            <text:p><text:span text:style-name="T4">スクラッチでゲームを作る方法はインターネットで下の </text:span><text:span text:style-name="T4">URL </text:span><text:span text:style-name="T4">にアクセスしてね！</text:span></text:p>
          </draw:text-box>
        </draw:frame>
        <draw:frame draw:style-name="gr3" draw:text-style-name="P6" draw:layer="layout" svg:width="2.997cm" svg:height="1.673cm" svg:x="1.803cm" svg:y="26.619cm">
          <draw:image xlink:href="Pictures/100040A800002A72000017B49F1CC8CC0B33B875.svg" xlink:type="simple" xlink:show="embed" xlink:actuate="onLoad">
            <text:p/>
          </draw:image>
          <draw:image xlink:href="Pictures/100002010000019B000000E552E407E71EC4514A.png" xlink:type="simple" xlink:show="embed" xlink:actuate="onLoad"/>
        </draw:frame>
        <draw:custom-shape draw:style-name="gr1" draw:text-style-name="P2" draw:layer="layout" svg:width="8.642cm" svg:height="7.583cm" svg:x="1.628cm" svg:y="10.617cm">
          <text:p text:style-name="P1"><text:span text:style-name="T1">ジャンプするゲームを作ろ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" draw:text-style-name="P2" draw:layer="layout" svg:width="8.642cm" svg:height="7.583cm" svg:x="10.73cm" svg:y="18.517cm">
          <text:p text:style-name="P1"><text:span text:style-name="T1">まちがいさがしゲームを作ろ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3" draw:text-style-name="P6" draw:layer="layout" svg:width="5.8cm" svg:height="4.361cm" svg:x="12.151cm" svg:y="21.158cm">
          <draw:image xlink:href="Pictures/10000201000003D0000002DED25659647BC86163.png" xlink:type="simple" xlink:show="embed" xlink:actuate="onLoad">
            <text:p/>
          </draw:image>
        </draw:frame>
        <draw:frame draw:style-name="gr3" draw:text-style-name="P6" draw:layer="layout" svg:width="5.8cm" svg:height="4.34cm" svg:x="3.049cm" svg:y="13.285cm">
          <draw:image xlink:href="Pictures/10000201000003D2000002DCCA71CEDD3FE161F5.png" xlink:type="simple" xlink:show="embed" xlink:actuate="onLoad">
            <text:p/>
          </draw:image>
        </draw:frame>
        <draw:frame draw:style-name="gr3" draw:text-style-name="P6" draw:layer="layout" svg:width="6cm" svg:height="4.502cm" svg:x="2.95cm" svg:y="21.098cm">
          <draw:image xlink:href="Pictures/10000201000003D2000002DEB67DD17597EDD70C.png" xlink:type="simple" xlink:show="embed" xlink:actuate="onLoad">
            <text:p/>
          </draw:image>
        </draw:frame>
        <draw:frame draw:style-name="gr3" draw:text-style-name="P6" draw:layer="layout" svg:width="5.554cm" svg:height="4.185cm" svg:x="12.274cm" svg:y="13.363cm">
          <draw:image xlink:href="Pictures/10000201000003CE000002DE40DA565FB6525DA8.png" xlink:type="simple" xlink:show="embed" xlink:actuate="onLoad">
            <text:p/>
          </draw:image>
        </draw:frame>
        <draw:frame draw:style-name="gr4" draw:text-style-name="P7" draw:layer="layout" svg:width="15.1cm" svg:height="1.632cm" svg:x="2.951cm" svg:y="7.2cm">
          <draw:text-box>
            <text:p><text:span text:style-name="T5">https://gramin.jp/o</text:span></text:p>
          </draw:text-box>
        </draw:frame>
        <draw:frame draw:style-name="gr5" draw:text-style-name="P8" draw:layer="layout" svg:width="3.549cm" svg:height="1.537cm" svg:x="2.886cm" svg:y="8.5cm">
          <draw:text-box>
            <text:p><text:span text:style-name="T6">キーボードで</text:span></text:p>
            <text:p><text:span text:style-name="T6">入力する時</text:span></text:p>
          </draw:text-box>
        </draw:frame>
        <draw:frame draw:style-name="gr6" draw:text-style-name="P9" draw:layer="layout" svg:width="0.8cm" svg:height="0.894cm" svg:x="6.435cm" svg:y="8.734cm">
          <draw:text-box>
            <text:p><text:span text:style-name="T6">G</text:span></text:p>
          </draw:text-box>
        </draw:frame>
        <draw:frame draw:style-name="gr6" draw:text-style-name="P9" draw:layer="layout" svg:width="0.8cm" svg:height="0.894cm" svg:x="6.969cm" svg:y="8.734cm">
          <draw:text-box>
            <text:p><text:span text:style-name="T6">R</text:span></text:p>
          </draw:text-box>
        </draw:frame>
        <draw:frame draw:style-name="gr6" draw:text-style-name="P9" draw:layer="layout" svg:width="0.8cm" svg:height="0.894cm" svg:x="7.486cm" svg:y="8.734cm">
          <draw:text-box>
            <text:p><text:span text:style-name="T6">A</text:span></text:p>
          </draw:text-box>
        </draw:frame>
        <draw:frame draw:style-name="gr6" draw:text-style-name="P9" draw:layer="layout" svg:width="0.8cm" svg:height="0.894cm" svg:x="8.101cm" svg:y="8.734cm">
          <draw:text-box>
            <text:p><text:span text:style-name="T6">M</text:span></text:p>
          </draw:text-box>
        </draw:frame>
        <draw:frame draw:style-name="gr6" draw:text-style-name="P9" draw:layer="layout" svg:width="0.8cm" svg:height="0.894cm" svg:x="8.786cm" svg:y="8.734cm">
          <draw:text-box>
            <text:p><text:span text:style-name="T6">I</text:span></text:p>
          </draw:text-box>
        </draw:frame>
        <draw:frame draw:style-name="gr6" draw:text-style-name="P9" draw:layer="layout" svg:width="0.8cm" svg:height="0.894cm" svg:x="9.235cm" svg:y="8.734cm">
          <draw:text-box>
            <text:p><text:span text:style-name="T6">N</text:span></text:p>
          </draw:text-box>
        </draw:frame>
        <draw:frame draw:style-name="gr6" draw:text-style-name="P9" draw:layer="layout" svg:width="0.8cm" svg:height="0.894cm" svg:x="10.167cm" svg:y="8.734cm">
          <draw:text-box>
            <text:p><text:span text:style-name="T6">J</text:span></text:p>
          </draw:text-box>
        </draw:frame>
        <draw:frame draw:style-name="gr6" draw:text-style-name="P9" draw:layer="layout" svg:width="0.8cm" svg:height="0.894cm" svg:x="10.801cm" svg:y="8.734cm">
          <draw:text-box>
            <text:p><text:span text:style-name="T6">P</text:span></text:p>
          </draw:text-box>
        </draw:frame>
        <draw:frame draw:style-name="gr6" draw:text-style-name="P9" draw:layer="layout" svg:width="0.8cm" svg:height="0.894cm" svg:x="11.931cm" svg:y="8.734cm">
          <draw:text-box>
            <text:p><text:span text:style-name="T6">O</text:span></text:p>
          </draw:text-box>
        </draw:frame>
        <draw:frame draw:style-name="gr6" draw:text-style-name="P9" draw:layer="layout" svg:width="1.4cm" svg:height="0.894cm" svg:x="11.701cm" svg:y="9.334cm">
          <draw:text-box>
            <text:p><text:span text:style-name="T6">オー</text:span></text:p>
          </draw:text-box>
        </draw:frame>
        <draw:frame draw:style-name="gr6" draw:text-style-name="P9" draw:layer="layout" svg:width="0.8cm" svg:height="0.894cm" svg:x="9.735cm" svg:y="8.734cm">
          <draw:text-box>
            <text:p><text:span text:style-name="T6">.</text:span></text:p>
          </draw:text-box>
        </draw:frame>
        <draw:frame draw:style-name="gr6" draw:text-style-name="P9" draw:layer="layout" svg:width="0.8cm" svg:height="0.894cm" svg:x="11.431cm" svg:y="8.734cm">
          <draw:text-box>
            <text:p><text:span text:style-name="T6">/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10-06T09:46:06</dc:date>
          <text:p>カラー印刷用</text:p>
        </officeooo:annotation>
      </draw:page>
      <draw:page draw:name="page2" draw:style-name="dp1" draw:master-page-name="Answer" presentation:presentation-page-layout-name="AL1T1">
        <office:forms form:automatic-focus="false" form:apply-design-mode="false"/>
        <draw:frame presentation:style-name="pr2" draw:text-style-name="P4" draw:layer="layout" svg:width="17.099cm" svg:height="3.166cm" svg:x="1.137cm" svg:y="1.997cm" presentation:class="title" presentation:user-transformed="true">
          <draw:text-box>
            <text:p><text:span text:style-name="T3">スクラッチ </text:span><text:span text:style-name="T3">1.4 </text:span><text:span text:style-name="T3">でゲームを作ろう！</text:span></text:p>
          </draw:text-box>
        </draw:frame>
        <draw:frame draw:style-name="gr2" draw:text-style-name="P5" draw:layer="layout" svg:width="16cm" svg:height="2.029cm" svg:x="2.5cm" svg:y="5.3cm">
          <draw:text-box>
            <text:p><text:span text:style-name="T4">スクラッチでゲームを作る方法はインターネットで下の </text:span><text:span text:style-name="T4">URL </text:span><text:span text:style-name="T4">にアクセスしてね！</text:span></text:p>
          </draw:text-box>
        </draw:frame>
        <draw:custom-shape draw:style-name="gr1" draw:text-style-name="P2" draw:layer="layout" svg:width="8.642cm" svg:height="7.583cm" svg:x="1.628cm" svg:y="10.617cm">
          <text:p text:style-name="P1"><text:span text:style-name="T1">ジャンプするゲームを作ろ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" draw:text-style-name="P2" draw:layer="layout" svg:width="8.642cm" svg:height="7.583cm" svg:x="10.729cm" svg:y="10.617cm">
          <text:p text:style-name="P1"><text:span text:style-name="T1">迷路ゲームを作ろ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" draw:text-style-name="P2" draw:layer="layout" svg:width="8.642cm" svg:height="7.583cm" svg:x="10.73cm" svg:y="18.517cm">
          <text:p text:style-name="P1"><text:span text:style-name="T1">まちがいさがしゲームを作ろ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" draw:text-style-name="P2" draw:layer="layout" svg:width="8.642cm" svg:height="7.583cm" svg:x="1.629cm" svg:y="18.517cm">
          <text:p text:style-name="P1"><text:span text:style-name="T1">シューティングゲームを作ろ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3" draw:text-style-name="P6" draw:layer="layout" svg:width="6cm" svg:height="4.502cm" svg:x="2.95cm" svg:y="21.098cm">
          <draw:image xlink:href="Pictures/10000201000003D2000002DE6D5238D864766906.png" xlink:type="simple" xlink:show="embed" xlink:actuate="onLoad">
            <text:p/>
          </draw:image>
        </draw:frame>
        <draw:frame draw:style-name="gr3" draw:text-style-name="P6" draw:layer="layout" svg:width="5.8cm" svg:height="4.361cm" svg:x="12.151cm" svg:y="21.169cm">
          <draw:image xlink:href="Pictures/10000201000003D0000002DED25659647BC86163.png" xlink:type="simple" xlink:show="embed" xlink:actuate="onLoad">
            <text:p/>
          </draw:image>
        </draw:frame>
        <draw:frame draw:style-name="gr3" draw:text-style-name="P6" draw:layer="layout" svg:width="5.8cm" svg:height="4.34cm" svg:x="3.049cm" svg:y="13.369cm">
          <draw:image xlink:href="Pictures/10000201000003D2000002DC5B475ECD840104EF.png" xlink:type="simple" xlink:show="embed" xlink:actuate="onLoad">
            <text:p/>
          </draw:image>
        </draw:frame>
        <draw:frame draw:style-name="gr3" draw:text-style-name="P6" draw:layer="layout" svg:width="5.554cm" svg:height="4.185cm" svg:x="12.273cm" svg:y="13.447cm">
          <draw:image xlink:href="Pictures/10000201000003CE000002DE3A71A22E5D638B78.png" xlink:type="simple" xlink:show="embed" xlink:actuate="onLoad">
            <text:p/>
          </draw:image>
        </draw:frame>
        <draw:frame draw:style-name="gr4" draw:text-style-name="P7" draw:layer="layout" svg:width="15.1cm" svg:height="1.632cm" svg:x="2.952cm" svg:y="7.2cm">
          <draw:text-box>
            <text:p><text:span text:style-name="T5">https://gramin.jp/o</text:span></text:p>
          </draw:text-box>
        </draw:frame>
        <draw:frame draw:style-name="gr5" draw:text-style-name="P8" draw:layer="layout" svg:width="3.549cm" svg:height="1.537cm" svg:x="2.887cm" svg:y="8.5cm">
          <draw:text-box>
            <text:p><text:span text:style-name="T6">キーボードで</text:span></text:p>
            <text:p><text:span text:style-name="T6">入力する時</text:span></text:p>
          </draw:text-box>
        </draw:frame>
        <draw:frame draw:style-name="gr6" draw:text-style-name="P9" draw:layer="layout" svg:width="0.8cm" svg:height="0.894cm" svg:x="6.436cm" svg:y="8.734cm">
          <draw:text-box>
            <text:p><text:span text:style-name="T6">G</text:span></text:p>
          </draw:text-box>
        </draw:frame>
        <draw:frame draw:style-name="gr6" draw:text-style-name="P9" draw:layer="layout" svg:width="0.8cm" svg:height="0.894cm" svg:x="6.97cm" svg:y="8.734cm">
          <draw:text-box>
            <text:p><text:span text:style-name="T6">R</text:span></text:p>
          </draw:text-box>
        </draw:frame>
        <draw:frame draw:style-name="gr6" draw:text-style-name="P9" draw:layer="layout" svg:width="0.8cm" svg:height="0.894cm" svg:x="7.487cm" svg:y="8.734cm">
          <draw:text-box>
            <text:p><text:span text:style-name="T6">A</text:span></text:p>
          </draw:text-box>
        </draw:frame>
        <draw:frame draw:style-name="gr6" draw:text-style-name="P9" draw:layer="layout" svg:width="0.8cm" svg:height="0.894cm" svg:x="8.102cm" svg:y="8.734cm">
          <draw:text-box>
            <text:p><text:span text:style-name="T6">M</text:span></text:p>
          </draw:text-box>
        </draw:frame>
        <draw:frame draw:style-name="gr6" draw:text-style-name="P9" draw:layer="layout" svg:width="0.8cm" svg:height="0.894cm" svg:x="8.787cm" svg:y="8.734cm">
          <draw:text-box>
            <text:p><text:span text:style-name="T6">I</text:span></text:p>
          </draw:text-box>
        </draw:frame>
        <draw:frame draw:style-name="gr6" draw:text-style-name="P9" draw:layer="layout" svg:width="0.8cm" svg:height="0.894cm" svg:x="9.236cm" svg:y="8.734cm">
          <draw:text-box>
            <text:p><text:span text:style-name="T6">N</text:span></text:p>
          </draw:text-box>
        </draw:frame>
        <draw:frame draw:style-name="gr6" draw:text-style-name="P9" draw:layer="layout" svg:width="0.8cm" svg:height="0.894cm" svg:x="10.168cm" svg:y="8.734cm">
          <draw:text-box>
            <text:p><text:span text:style-name="T6">J</text:span></text:p>
          </draw:text-box>
        </draw:frame>
        <draw:frame draw:style-name="gr6" draw:text-style-name="P9" draw:layer="layout" svg:width="0.8cm" svg:height="0.894cm" svg:x="10.802cm" svg:y="8.734cm">
          <draw:text-box>
            <text:p><text:span text:style-name="T6">P</text:span></text:p>
          </draw:text-box>
        </draw:frame>
        <draw:frame draw:style-name="gr6" draw:text-style-name="P9" draw:layer="layout" svg:width="0.8cm" svg:height="0.894cm" svg:x="11.932cm" svg:y="8.734cm">
          <draw:text-box>
            <text:p><text:span text:style-name="T6">O</text:span></text:p>
          </draw:text-box>
        </draw:frame>
        <draw:frame draw:style-name="gr6" draw:text-style-name="P9" draw:layer="layout" svg:width="1.4cm" svg:height="0.894cm" svg:x="11.702cm" svg:y="9.334cm">
          <draw:text-box>
            <text:p><text:span text:style-name="T6">オー</text:span></text:p>
          </draw:text-box>
        </draw:frame>
        <draw:frame draw:style-name="gr6" draw:text-style-name="P9" draw:layer="layout" svg:width="0.8cm" svg:height="0.894cm" svg:x="9.736cm" svg:y="8.734cm">
          <draw:text-box>
            <text:p><text:span text:style-name="T6">.</text:span></text:p>
          </draw:text-box>
        </draw:frame>
        <draw:frame draw:style-name="gr6" draw:text-style-name="P9" draw:layer="layout" svg:width="0.8cm" svg:height="0.894cm" svg:x="11.432cm" svg:y="8.734cm">
          <draw:text-box>
            <text:p><text:span text:style-name="T6">/</text:span></text:p>
          </draw:text-box>
        </draw:frame>
        <draw:frame presentation:style-name="pr1" draw:text-style-name="P3" draw:layer="layout" svg:width="10.8cm" svg:height="1.8cm" svg:x="10cm" svg:y="27.2cm" presentation:class="title" presentation:user-transformed="true">
          <draw:text-box>
            <text:p><text:span text:style-name="T2">キッズプログラミング教室ぐらみん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10-06T09:45:58</dc:date>
          <text:p>白黒印刷用</text:p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gu 1C1" svg:font-family="'Migu 1C'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2" svg:font-family="'Migu 1C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2" style:font-size-asian="24pt" style:language-asian="ja" style:country-asian="JP" style:font-name-complex="Migu 1C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1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18pt" style:font-style-asian="normal" style:font-weight-asian="normal" style:font-name-complex="Migu 1C2" style:font-family-complex="'Migu 1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1" fo:font-family="'Migu 1C'" style:font-pitch="variable" fo:font-size="42.2000007629395pt" fo:font-style="normal" fo:text-shadow="none" style:text-underline-style="none" fo:font-weight="normal" style:letter-kerning="true" style:font-name-asian="Migu 1C1" style:font-family-asian="'Migu 1C'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Answer-outline3" style:family="presentation" style:parent-style-name="Answer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Answer-outline4" style:family="presentation" style:parent-style-name="Answer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Answer-outline5" style:family="presentation" style:parent-style-name="Answer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Answer-outline6" style:family="presentation" style:parent-style-name="Answer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Answer-outline7" style:family="presentation" style:parent-style-name="Answer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Answer-outline8" style:family="presentation" style:parent-style-name="Answer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Answer-outline9" style:family="presentation" style:parent-style-name="Answer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pitch="variable" fo:font-size="36pt" fo:font-style="normal" fo:text-shadow="none" style:text-underline-style="none" fo:font-weight="normal" style:letter-kerning="true" style:font-name-asian="Migu 1C1" style:font-family-asian="'Migu 1C'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top-outline3" style:family="presentation" style:parent-style-name="top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top-outline4" style:family="presentation" style:parent-style-name="top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top-outline5" style:family="presentation" style:parent-style-name="top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top-outline6" style:family="presentation" style:parent-style-name="top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top-outline7" style:family="presentation" style:parent-style-name="top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top-outline8" style:family="presentation" style:parent-style-name="top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top-outline9" style:family="presentation" style:parent-style-name="top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58.0999984741211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44pt" style:font-style-asian="normal" style:font-weight-asian="normal" style:font-name-complex="Migu 1C2" style:font-family-complex="'Migu 1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Question01_20_h2-background" style:display-name="Question01 h2-background" style:family="presentation">
      <style:graphic-properties draw:stroke="none" draw:fill="none"/>
      <style:text-properties style:letter-kerning="true"/>
    </style:style>
    <style:style style:name="Question01_20_h2-backgroundobjects" style:display-name="Question01 h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2-notes" style:display-name="Question01 h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2-outline1" style:display-name="Question01 h2-outline1" style:family="presentation">
      <style:graphic-properties draw:stroke="none" draw:fill="none" draw:auto-grow-height="false" draw:fit-to-size="shrink-to-fit">
        <text:list-style style:name="Question01_20_h2-outline1" style:display-name="Question01 h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outline2" style:display-name="Question01 h2-outline2" style:family="presentation" style:parent-style-name="Question01_20_h2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Question01_20_h2-outline3" style:display-name="Question01 h2-outline3" style:family="presentation" style:parent-style-name="Question01_20_h2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Question01_20_h2-outline4" style:display-name="Question01 h2-outline4" style:family="presentation" style:parent-style-name="Question01_20_h2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Question01_20_h2-outline5" style:display-name="Question01 h2-outline5" style:family="presentation" style:parent-style-name="Question01_20_h2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2-outline6" style:display-name="Question01 h2-outline6" style:family="presentation" style:parent-style-name="Question01_20_h2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2-outline7" style:display-name="Question01 h2-outline7" style:family="presentation" style:parent-style-name="Question01_20_h2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2-outline8" style:display-name="Question01 h2-outline8" style:family="presentation" style:parent-style-name="Question01_20_h2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2-outline9" style:display-name="Question01 h2-outline9" style:family="presentation" style:parent-style-name="Question01_20_h2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2-subtitle" style:display-name="Question01 h2-subtitle" style:family="presentation">
      <style:graphic-properties draw:stroke="none" draw:fill="none" draw:textarea-vertical-align="middle">
        <text:list-style style:name="Question01_20_h2-subtitle" style:display-name="Question01 h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title" style:display-name="Question01 h2-title" style:family="presentation">
      <style:graphic-properties draw:stroke="none" draw:fill="none" draw:textarea-vertical-align="middle">
        <text:list-style style:name="Question01_20_h2-title" style:display-name="Question01 h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none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Question03_20_h1-background" style:display-name="Question03 h1-background" style:family="presentation">
      <style:graphic-properties draw:stroke="none" draw:fill="none"/>
      <style:text-properties style:letter-kerning="true"/>
    </style:style>
    <style:style style:name="Question03_20_h1-backgroundobjects" style:display-name="Question03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3_20_h1-notes" style:display-name="Question03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3_20_h1-outline1" style:display-name="Question03 h1-outline1" style:family="presentation">
      <style:graphic-properties draw:stroke="none" draw:fill="none" draw:auto-grow-height="false" draw:fit-to-size="shrink-to-fit">
        <text:list-style style:name="Question03_20_h1-outline1" style:display-name="Question03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outline2" style:display-name="Question03 h1-outline2" style:family="presentation" style:parent-style-name="Question03_20_h1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Question03_20_h1-outline3" style:display-name="Question03 h1-outline3" style:family="presentation" style:parent-style-name="Question03_20_h1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Question03_20_h1-outline4" style:display-name="Question03 h1-outline4" style:family="presentation" style:parent-style-name="Question03_20_h1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Question03_20_h1-outline5" style:display-name="Question03 h1-outline5" style:family="presentation" style:parent-style-name="Question03_20_h1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3_20_h1-outline6" style:display-name="Question03 h1-outline6" style:family="presentation" style:parent-style-name="Question03_20_h1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3_20_h1-outline7" style:display-name="Question03 h1-outline7" style:family="presentation" style:parent-style-name="Question03_20_h1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3_20_h1-outline8" style:display-name="Question03 h1-outline8" style:family="presentation" style:parent-style-name="Question03_20_h1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3_20_h1-outline9" style:display-name="Question03 h1-outline9" style:family="presentation" style:parent-style-name="Question03_20_h1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3_20_h1-subtitle" style:display-name="Question03 h1-subtitle" style:family="presentation">
      <style:graphic-properties draw:stroke="none" draw:fill="none" draw:textarea-vertical-align="middle">
        <text:list-style style:name="Question03_20_h1-subtitle" style:display-name="Question03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title" style:display-name="Question03 h1-title" style:family="presentation">
      <style:graphic-properties draw:stroke="none" draw:fill="none" draw:textarea-vertical-align="middle">
        <text:list-style style:name="Question03_20_h1-title" style:display-name="Question03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none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_20_4-background" style:display-name="標準 4-background" style:family="presentation">
      <style:graphic-properties draw:stroke="none" draw:fill="none"/>
      <style:text-properties style:letter-kerning="true"/>
    </style:style>
    <style:style style:name="標準_20_4-backgroundobjects" style:display-name="標準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4-notes" style:display-name="標準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4-outline1" style:display-name="標準 4-outline1" style:family="presentation">
      <style:graphic-properties draw:stroke="none" draw:fill="none" draw:auto-grow-height="false" draw:fit-to-size="shrink-to-fit">
        <text:list-style style:name="標準_20_4-outline1" style:display-name="標準 4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outline2" style:display-name="標準 4-outline2" style:family="presentation" style:parent-style-name="標準_20_4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_20_4-outline3" style:display-name="標準 4-outline3" style:family="presentation" style:parent-style-name="標準_20_4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_20_4-outline4" style:display-name="標準 4-outline4" style:family="presentation" style:parent-style-name="標準_20_4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_20_4-outline5" style:display-name="標準 4-outline5" style:family="presentation" style:parent-style-name="標準_20_4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4-outline6" style:display-name="標準 4-outline6" style:family="presentation" style:parent-style-name="標準_20_4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4-outline7" style:display-name="標準 4-outline7" style:family="presentation" style:parent-style-name="標準_20_4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4-outline8" style:display-name="標準 4-outline8" style:family="presentation" style:parent-style-name="標準_20_4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4-outline9" style:display-name="標準 4-outline9" style:family="presentation" style:parent-style-name="標準_20_4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4-subtitle" style:display-name="標準 4-subtitle" style:family="presentation">
      <style:graphic-properties draw:stroke="none" draw:fill="none" draw:textarea-vertical-align="middle">
        <text:list-style style:name="標準_20_4-subtitle" style:display-name="標準 4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title" style:display-name="標準 4-title" style:family="presentation">
      <style:graphic-properties draw:stroke="none" draw:fill="none" draw:textarea-vertical-align="middle">
        <text:list-style style:name="標準_20_4-title" style:display-name="標準 4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_20_5-background" style:display-name="標準 5-background" style:family="presentation">
      <style:graphic-properties draw:stroke="none" draw:fill="none"/>
      <style:text-properties style:letter-kerning="true"/>
    </style:style>
    <style:style style:name="標準_20_5-backgroundobjects" style:display-name="標準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5-notes" style:display-name="標準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5-outline1" style:display-name="標準 5-outline1" style:family="presentation">
      <style:graphic-properties draw:stroke="none" draw:fill="none" draw:auto-grow-height="false" draw:fit-to-size="shrink-to-fit">
        <text:list-style style:name="標準_20_5-outline1" style:display-name="標準 5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outline2" style:display-name="標準 5-outline2" style:family="presentation" style:parent-style-name="標準_20_5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_20_5-outline3" style:display-name="標準 5-outline3" style:family="presentation" style:parent-style-name="標準_20_5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_20_5-outline4" style:display-name="標準 5-outline4" style:family="presentation" style:parent-style-name="標準_20_5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_20_5-outline5" style:display-name="標準 5-outline5" style:family="presentation" style:parent-style-name="標準_20_5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5-outline6" style:display-name="標準 5-outline6" style:family="presentation" style:parent-style-name="標準_20_5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5-outline7" style:display-name="標準 5-outline7" style:family="presentation" style:parent-style-name="標準_20_5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5-outline8" style:display-name="標準 5-outline8" style:family="presentation" style:parent-style-name="標準_20_5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5-outline9" style:display-name="標準 5-outline9" style:family="presentation" style:parent-style-name="標準_20_5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5-subtitle" style:display-name="標準 5-subtitle" style:family="presentation">
      <style:graphic-properties draw:stroke="none" draw:fill="none" draw:textarea-vertical-align="middle">
        <text:list-style style:name="標準_20_5-subtitle" style:display-name="標準 5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title" style:display-name="標準 5-title" style:family="presentation">
      <style:graphic-properties draw:stroke="none" draw:fill="none" draw:textarea-vertical-align="middle">
        <text:list-style style:name="標準_20_5-title" style:display-name="標準 5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swer-title">
      <style:graphic-properties draw:auto-grow-height="false" fo:min-height="3.507cm"/>
    </style:style>
    <style:style style:name="Mpr2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Question01_20_h1-title">
      <style:graphic-properties draw:auto-grow-height="false" fo:min-height="3.507cm"/>
    </style:style>
    <style:style style:name="Mpr8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9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Question01_20_h2-title">
      <style:graphic-properties draw:auto-grow-height="false" fo:min-height="3.507cm"/>
    </style:style>
    <style:style style:name="Mpr12" style:family="presentation" style:parent-style-name="Question01_20_h2-backgroundobjects">
      <style:graphic-properties draw:stroke="none" draw:fill="none" draw:fill-color="#ffffff" draw:auto-grow-height="false" fo:min-height="1.449cm"/>
    </style:style>
    <style:style style:name="Mpr13" style:family="presentation" style:parent-style-name="Question01_20_h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Question01_20_h2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Question02_20_h1-title">
      <style:graphic-properties draw:auto-grow-height="false" fo:min-height="3.507cm"/>
    </style:style>
    <style:style style:name="Mpr16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18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20" style:family="presentation" style:parent-style-name="標準_20_1-title">
      <style:graphic-properties draw:auto-grow-height="false" fo:min-height="3.507cm"/>
    </style:style>
    <style:style style:name="Mpr21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22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Question03_20_h1-title">
      <style:graphic-properties draw:auto-grow-height="false" fo:min-height="3.507cm"/>
    </style:style>
    <style:style style:name="Mpr24" style:family="presentation" style:parent-style-name="Question03_20_h1-backgroundobjects">
      <style:graphic-properties draw:stroke="none" draw:fill="none" draw:fill-color="#ffffff" draw:auto-grow-height="false" fo:min-height="1.449cm"/>
    </style:style>
    <style:style style:name="Mpr25" style:family="presentation" style:parent-style-name="Question03_20_h1-backgroundobjects">
      <style:graphic-properties draw:stroke="none" draw:fill="none" draw:fill-color="#ffffff" draw:auto-grow-height="false" fo:min-height="1.485cm"/>
    </style:style>
    <style:style style:name="Mpr26" style:family="presentation" style:parent-style-name="Question03_20_h1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8" style:family="presentation" style:parent-style-name="標準-title">
      <style:graphic-properties draw:auto-grow-height="false" fo:min-height="3.507cm"/>
    </style:style>
    <style:style style:name="Mpr29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0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32" style:family="presentation" style:parent-style-name="標準_20_2-title">
      <style:graphic-properties draw:auto-grow-height="false" fo:min-height="3.507cm"/>
    </style:style>
    <style:style style:name="Mpr33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34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標準_20_3-backgroundobjects">
      <style:graphic-properties draw:stroke="none" draw:fill="none" draw:fill-color="#ffffff" draw:auto-grow-height="false" fo:min-height="1.449cm"/>
    </style:style>
    <style:style style:name="Mpr36" style:family="presentation" style:parent-style-name="標準_20_3-title">
      <style:graphic-properties draw:auto-grow-height="false" fo:min-height="3.507cm"/>
    </style:style>
    <style:style style:name="Mpr37" style:family="presentation" style:parent-style-name="標準_20_3-backgroundobjects">
      <style:graphic-properties draw:stroke="none" draw:fill="none" draw:fill-color="#ffffff" draw:auto-grow-height="false" fo:min-height="1.485cm"/>
    </style:style>
    <style:style style:name="Mpr38" style:family="presentation" style:parent-style-name="標準_20_3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標準_20_4-backgroundobjects">
      <style:graphic-properties draw:stroke="none" draw:fill="none" draw:fill-color="#ffffff" draw:auto-grow-height="false" fo:min-height="1.449cm"/>
    </style:style>
    <style:style style:name="Mpr40" style:family="presentation" style:parent-style-name="標準_20_4-title">
      <style:graphic-properties draw:auto-grow-height="false" fo:min-height="3.507cm"/>
    </style:style>
    <style:style style:name="Mpr41" style:family="presentation" style:parent-style-name="標準_20_4-backgroundobjects">
      <style:graphic-properties draw:stroke="none" draw:fill="none" draw:fill-color="#ffffff" draw:auto-grow-height="false" fo:min-height="1.485cm"/>
    </style:style>
    <style:style style:name="Mpr42" style:family="presentation" style:parent-style-name="標準_20_4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標準_20_5-title">
      <style:graphic-properties draw:auto-grow-height="false" fo:min-height="3.507cm"/>
    </style:style>
    <style:style style:name="Mpr44" style:family="presentation" style:parent-style-name="標準_20_5-backgroundobjects">
      <style:graphic-properties draw:stroke="none" draw:fill="none" draw:fill-color="#ffffff" draw:auto-grow-height="false" fo:min-height="1.449cm"/>
    </style:style>
    <style:style style:name="Mpr45" style:family="presentation" style:parent-style-name="標準_20_5-backgroundobjects">
      <style:graphic-properties draw:stroke="none" draw:fill="none" draw:fill-color="#ffffff" draw:auto-grow-height="false" fo:min-height="1.485cm"/>
    </style:style>
    <style:style style:name="Mpr46" style:family="presentation" style:parent-style-name="標準_20_5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標準_20_6-title">
      <style:graphic-properties draw:auto-grow-height="false" fo:min-height="3.507cm"/>
    </style:style>
    <style:style style:name="Mpr48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49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50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36pt" style:font-size-complex="36pt"/>
    </style:style>
    <style:style style:name="MT3" style:family="text">
      <style:text-properties fo:font-size="44pt" style:font-size-asian="44pt" style:font-size-complex="44pt"/>
    </style:style>
    <style:style style:name="MT4" style:family="text">
      <style:text-properties fo:font-size="48pt" style:font-size-asian="36pt" style:font-size-complex="36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Answer" style:page-layout-name="PM1" draw:style-name="Mdp1">
      <draw:frame draw:style-name="Mgr3" draw:text-style-name="MP5" draw:layer="backgroundobjects" svg:width="18.999cm" svg:height="3.826cm" svg:x="1.019cm" svg:y="0.974cm">
        <draw:image xlink:href="Pictures/10000201000003E0000000CADF47E2973086D189.png" xlink:type="simple" xlink:show="embed" xlink:actuate="onLoad">
          <text:p/>
        </draw:image>
      </draw:frame>
      <draw:frame presentation:style-name="Mpr1" draw:text-style-name="MP6" draw:layer="backgroundobjects" svg:width="17.099cm" svg:height="3.166cm" svg:x="1.136cm" svg:y="1.997cm" presentation:class="title">
        <draw:text-box>
          <text:p><text:span text:style-name="MT2">タイトルテ</text:span><text:span text:style-name="MT2">キストの書</text:span><text:span text:style-name="MT2">式を編</text:span></text:p>
        </draw:text-box>
      </draw:frame>
      <draw:frame presentation:style-name="Answer-outline1" draw:layer="backgroundobjects" svg:width="16.719cm" svg:height="12.636cm" svg:x="1.95cm" svg:y="9.204cm" presentation:class="outline">
        <draw:text-box>
          <text:list text:style-name="ML3">
            <text:list-item>
              <text:p><text:span text:style-name="MT3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17.099cm" svg:height="4.624cm" svg:x="2.085cm" svg:y="10.497cm" presentation:class="title" presentation:placeholder="true">
        <draw:text-box/>
      </draw:frame>
      <draw:frame presentation:style-name="top-outline1" draw:layer="backgroundobjects" svg:width="16.719cm" svg:height="16.066cm" svg:x="2.085cm" svg:y="7.095cm" presentation:class="outline" presentation:placeholder="true">
        <draw:text-box/>
      </draw:frame>
      <draw:frame draw:style-name="Mgr3" draw:text-style-name="MP5" draw:layer="backgroundobjects" svg:width="7.392cm" svg:height="3.987cm" svg:x="11.821cm" svg:y="24.7cm">
        <draw:image xlink:href="Pictures/1000020100000181000000D7897A4882BC82A3CA.png" xlink:type="simple" xlink:show="embed" xlink:actuate="onLoad">
          <text:p/>
        </draw:image>
      </draw:frame>
      <presentation:notes style:page-layout-name="PM0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Question01_20_h1" style:display-name="Question01 h1" style:page-layout-name="PM1" draw:style-name="Mdp1">
      <draw:frame draw:style-name="Mgr3" draw:text-style-name="MP5" draw:layer="backgroundobjects" svg:width="18.999cm" svg:height="8.568cm" svg:x="1.021cm" svg:y="5.4cm">
        <draw:image xlink:href="Pictures/10000201000003E000000182B7BA0733EAA89737.png" xlink:type="simple" xlink:show="embed" xlink:actuate="onLoad">
          <text:p/>
        </draw:image>
      </draw:frame>
      <draw:frame presentation:style-name="Mpr7" draw:layer="backgroundobjects" svg:width="15.336cm" svg:height="6.471cm" svg:x="1.678cm" svg:y="10.01cm" presentation:class="title">
        <draw:text-box>
          <text:p><text:span text:style-name="MT4">タイトルテ</text:span><text:span text:style-name="MT4">キストの書</text:span><text:span text:style-name="MT4">式を編集す</text:span><text:span text:style-name="MT4">るにはクリッ</text:span><text:span text:style-name="MT4">クします。</text:span></text:p>
        </draw:text-box>
      </draw:frame>
      <draw:frame presentation:style-name="Question01_20_h1-outline1" draw:layer="backgroundobjects" svg:width="16.719cm" svg:height="16.066cm" svg:x="1.95cm" svg:y="7.481cm" presentation:class="outline" presentation:placeholder="true">
        <draw:text-box/>
      </draw:frame>
      <draw:frame presentation:style-name="Mpr8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8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Question01_20_h1-title" draw:layer="backgroundobjects" svg:width="0.001cm" svg:height="0.001cm" svg:x="0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Question01_20_h2" style:display-name="Question01 h2" style:page-layout-name="PM1" draw:style-name="Mdp1">
      <draw:frame draw:style-name="Mgr3" draw:text-style-name="MP5" draw:layer="backgroundobjects" svg:width="18.999cm" svg:height="5.762cm" svg:x="1.023cm" svg:y="0.8cm">
        <draw:image xlink:href="Pictures/10000201000003E0000000F51951CDC09EBF419C.png" xlink:type="simple" xlink:show="embed" xlink:actuate="onLoad">
          <text:p/>
        </draw:image>
      </draw:frame>
      <draw:frame presentation:style-name="Mpr11" draw:layer="backgroundobjects" svg:width="16.557cm" svg:height="3.091cm" svg:x="1.067cm" svg:y="4.826cm" presentation:class="title">
        <draw:text-box>
          <text:p><text:span text:style-name="MT4">タイトルテ</text:span><text:span text:style-name="MT4">キストの書</text:span><text:span text:style-name="MT4">式を編集す</text:span><text:span text:style-name="MT4">るにはクリッ</text:span><text:span text:style-name="MT4">クします。</text:span></text:p>
        </draw:text-box>
      </draw:frame>
      <draw:frame presentation:style-name="Question01_20_h2-outline1" draw:layer="backgroundobjects" svg:width="16.719cm" svg:height="16.066cm" svg:x="1.95cm" svg:y="7.47cm" presentation:class="outline" presentation:placeholder="true">
        <draw:text-box/>
      </draw:frame>
      <draw:frame presentation:style-name="Mpr12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Question01_20_h2-title" draw:layer="backgroundobjects" svg:width="0.001cm" svg:height="0.001cm" svg:x="0cm" svg:y="2.257cm" presentation:class="page"/>
        <draw:frame presentation:style-name="Question01_20_h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18.999cm" svg:height="8.65cm" svg:x="1.136cm" svg:y="5.181cm">
        <draw:image xlink:href="Pictures/10000201000003E000000181F11952955F12F554.png" xlink:type="simple" xlink:show="embed" xlink:actuate="onLoad">
          <text:p/>
        </draw:image>
      </draw:frame>
      <draw:frame presentation:style-name="Mpr15" draw:layer="backgroundobjects" svg:width="15.335cm" svg:height="6.859cm" svg:x="4.528cm" svg:y="9.55cm" presentation:class="title">
        <draw:text-box>
          <text:p><text:span text:style-name="MT4">タイトルテ</text:span><text:span text:style-name="MT4">キストの書</text:span><text:span text:style-name="MT4">式を編集す</text:span><text:span text:style-name="MT4">るにはクリッ</text:span><text:span text:style-name="MT4">クします。</text:span></text:p>
        </draw:text-box>
      </draw:frame>
      <draw:frame presentation:style-name="Question02_20_h1-outline1" draw:layer="backgroundobjects" svg:width="16.719cm" svg:height="16.066cm" svg:x="1.95cm" svg:y="7.481cm" presentation:class="outline" presentation:placeholder="true">
        <draw:text-box/>
      </draw:frame>
      <draw:frame presentation:style-name="Mpr16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draw:frame presentation:style-name="標準_20_1-outline1" draw:layer="backgroundobjects" svg:width="16.719cm" svg:height="16.066cm" svg:x="1.95cm" svg:y="7.481cm" presentation:class="outline" presentation:placeholder="true">
        <draw:text-box/>
      </draw:frame>
      <draw:frame presentation:style-name="Mpr19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18.999cm" svg:height="5.69cm" svg:x="1.021cm" svg:y="1.091cm">
        <draw:image xlink:href="Pictures/10000201000003E0000000F50A9006F33E9A0116.png" xlink:type="simple" xlink:show="embed" xlink:actuate="onLoad">
          <text:p/>
        </draw:image>
      </draw:frame>
      <draw:frame presentation:style-name="Mpr20" draw:layer="backgroundobjects" svg:width="16.421cm" svg:height="2.902cm" svg:x="3.646cm" svg:y="5.027cm" presentation:class="title">
        <draw:text-box>
          <text:p><text:span text:style-name="MT4">タイトルテ</text:span><text:span text:style-name="MT4">キストの書</text:span><text:span text:style-name="MT4">式を編集す</text:span><text:span text:style-name="MT4">るにはクリッ</text:span><text:span text:style-name="MT4">クします。</text:span></text:p>
        </draw:text-box>
      </draw:frame>
      <presentation:notes style:page-layout-name="PM0">
        <draw:page-thumbnail presentation:style-name="標準_20_1-title" draw:layer="backgroundobjects" svg:width="0.001cm" svg:height="0.001cm" svg:x="0cm" svg:y="2.257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Question03_20_h1" style:display-name="Question03 h1" style:page-layout-name="PM1" draw:style-name="Mdp1">
      <draw:frame draw:style-name="Mgr3" draw:text-style-name="MP5" draw:layer="backgroundobjects" svg:width="18.999cm" svg:height="6.454cm" svg:x="1.001cm" svg:y="1.027cm">
        <draw:image xlink:href="Pictures/10000201000003E0000001A1F9FB3E545136C337.png" xlink:type="simple" xlink:show="embed" xlink:actuate="onLoad">
          <text:p/>
        </draw:image>
      </draw:frame>
      <draw:frame presentation:style-name="Mpr23" draw:layer="backgroundobjects" svg:width="17.236cm" svg:height="7.65cm" svg:x="1.95cm" svg:y="0.265cm" presentation:class="title">
        <draw:text-box>
          <text:p><text:span text:style-name="MT4">タイトルテ</text:span><text:span text:style-name="MT4">キストの書</text:span><text:span text:style-name="MT4">式を編集す</text:span><text:span text:style-name="MT4">るにはクリッ</text:span><text:span text:style-name="MT4">クします。</text:span></text:p>
        </draw:text-box>
      </draw:frame>
      <draw:frame presentation:style-name="Question03_20_h1-outline1" draw:layer="backgroundobjects" svg:width="16.719cm" svg:height="16.066cm" svg:x="1.95cm" svg:y="7.481cm" presentation:class="outline" presentation:placeholder="true">
        <draw:text-box/>
      </draw:frame>
      <draw:frame presentation:style-name="Mpr24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24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24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Question03_20_h1-title" draw:layer="backgroundobjects" svg:width="0.001cm" svg:height="0.001cm" svg:x="0cm" svg:y="2.257cm" presentation:class="page"/>
        <draw:frame presentation:style-name="Question03_20_h1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outline1" draw:layer="backgroundobjects" svg:width="16.719cm" svg:height="16.066cm" svg:x="1.95cm" svg:y="7.481cm" presentation:class="outline" presentation:placeholder="true">
        <draw:text-box/>
      </draw:frame>
      <draw:frame presentation:style-name="Mpr27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27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27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18.675cm" svg:height="6.314cm" svg:x="1.02cm" svg:y="7.486cm">
        <draw:image xlink:href="Pictures/10000201000003CF00000108F0A25C193CEDF221.png" xlink:type="simple" xlink:show="embed" xlink:actuate="onLoad">
          <text:p/>
        </draw:image>
      </draw:frame>
      <draw:frame presentation:style-name="Mpr28" draw:layer="backgroundobjects" svg:width="15.743cm" svg:height="4.624cm" svg:x="1.95cm" svg:y="9.289cm" presentation:class="title">
        <draw:text-box>
          <text:p><text:span text:style-name="MT4">タイトルテ</text:span><text:span text:style-name="MT4">キストの書</text:span><text:span text:style-name="MT4">式を編集す</text:span><text:span text:style-name="MT4">るにはクリッ</text:span><text:span text:style-name="MT4">クします。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2" style:display-name="標準 2" style:page-layout-name="PM1" draw:style-name="Mdp1">
      <draw:frame presentation:style-name="標準_20_2-outline1" draw:layer="backgroundobjects" svg:width="16.719cm" svg:height="16.066cm" svg:x="1.95cm" svg:y="7.481cm" presentation:class="outline" presentation:placeholder="true">
        <draw:text-box/>
      </draw:frame>
      <draw:frame presentation:style-name="Mpr31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31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18.673cm" svg:height="2.568cm" svg:x="1.028cm" svg:y="2.132cm">
        <draw:image xlink:href="Pictures/10000201000003CF000000689CFCE5C9A56F9CA2.png" xlink:type="simple" xlink:show="embed" xlink:actuate="onLoad">
          <text:p/>
        </draw:image>
      </draw:frame>
      <draw:frame presentation:style-name="Mpr32" draw:layer="backgroundobjects" svg:width="16.014cm" svg:height="4.624cm" svg:x="1.95cm" svg:y="2.003cm" presentation:class="title">
        <draw:text-box>
          <text:p><text:span text:style-name="MT4">タイトルテ</text:span><text:span text:style-name="MT4">キストの書</text:span><text:span text:style-name="MT4">式を編集す</text:span><text:span text:style-name="MT4">るにはクリッ</text:span><text:span text:style-name="MT4">クします。</text:span></text:p>
        </draw:text-box>
      </draw:frame>
      <presentation:notes style:page-layout-name="PM0">
        <draw:page-thumbnail presentation:style-name="標準_20_2-title" draw:layer="backgroundobjects" svg:width="14.848cm" svg:height="11.136cm" svg:x="3.075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draw:frame presentation:style-name="標準_20_3-outline1" draw:layer="backgroundobjects" svg:width="16.719cm" svg:height="16.066cm" svg:x="1.95cm" svg:y="7.481cm" presentation:class="outline" presentation:placeholder="true">
        <draw:text-box/>
      </draw:frame>
      <draw:frame presentation:style-name="Mpr35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35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35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18.673cm" svg:height="5.426cm" svg:x="1.339cm" svg:y="7.386cm">
        <draw:image xlink:href="Pictures/10000201000003CF0000010764F015EF4FB4D8A3.png" xlink:type="simple" xlink:show="embed" xlink:actuate="onLoad">
          <text:p/>
        </draw:image>
      </draw:frame>
      <draw:frame presentation:style-name="Mpr36" draw:layer="backgroundobjects" svg:width="16.149cm" svg:height="4.624cm" svg:x="3.578cm" svg:y="8.688cm" presentation:class="title">
        <draw:text-box>
          <text:p><text:span text:style-name="MT4">タイトルテ</text:span><text:span text:style-name="MT4">キストの書</text:span><text:span text:style-name="MT4">式を編集す</text:span><text:span text:style-name="MT4">るにはクリッ</text:span><text:span text:style-name="MT4">クします。</text:span></text:p>
        </draw:text-box>
      </draw:frame>
      <presentation:notes style:page-layout-name="PM0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4" style:display-name="標準 4" style:page-layout-name="PM1" draw:style-name="Mdp1">
      <draw:frame presentation:style-name="標準_20_4-outline1" draw:layer="backgroundobjects" svg:width="16.719cm" svg:height="16.066cm" svg:x="1.95cm" svg:y="7.481cm" presentation:class="outline" presentation:placeholder="true">
        <draw:text-box/>
      </draw:frame>
      <draw:frame presentation:style-name="Mpr39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39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39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18.675cm" svg:height="2.399cm" svg:x="1.324cm" svg:y="1.501cm">
        <draw:image xlink:href="Pictures/10000201000003CF000000699223DDAF92EA1984.png" xlink:type="simple" xlink:show="embed" xlink:actuate="onLoad">
          <text:p/>
        </draw:image>
      </draw:frame>
      <draw:frame presentation:style-name="Mpr40" draw:layer="backgroundobjects" svg:width="16.557cm" svg:height="4.624cm" svg:x="3.103cm" svg:y="1.246cm" presentation:class="title">
        <draw:text-box>
          <text:p><text:span text:style-name="MT4">タイトルテ</text:span><text:span text:style-name="MT4">キストの書</text:span><text:span text:style-name="MT4">式を編集す</text:span><text:span text:style-name="MT4">るにはクリッ</text:span><text:span text:style-name="MT4">クします。</text:span></text:p>
        </draw:text-box>
      </draw:frame>
      <presentation:notes style:page-layout-name="PM0">
        <draw:page-thumbnail presentation:style-name="標準_20_4-title" draw:layer="backgroundobjects" svg:width="14.848cm" svg:height="11.136cm" svg:x="3.075cm" svg:y="2.257cm" presentation:class="page"/>
        <draw:frame presentation:style-name="標準_20_4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5" style:display-name="標準 5" style:page-layout-name="PM1" draw:style-name="Mdp1">
      <draw:frame draw:style-name="Mgr3" draw:text-style-name="MP5" draw:layer="backgroundobjects" svg:width="18.999cm" svg:height="8.4cm" svg:x="1.001cm" svg:y="1cm">
        <draw:image xlink:href="Pictures/10000201000003E0000001A124A82607980BC2CB.png" xlink:type="simple" xlink:show="embed" xlink:actuate="onLoad">
          <text:p/>
        </draw:image>
      </draw:frame>
      <draw:frame presentation:style-name="Mpr43" draw:layer="backgroundobjects" svg:width="17.099cm" svg:height="4.624cm" svg:x="1.95cm" svg:y="3.561cm" presentation:class="title">
        <draw:text-box>
          <text:p><text:span text:style-name="MT4">タイトルテ</text:span><text:span text:style-name="MT4">キストの書</text:span><text:span text:style-name="MT4">式を編集す</text:span><text:span text:style-name="MT4">るにはクリッ</text:span><text:span text:style-name="MT4">クします。</text:span></text:p>
        </draw:text-box>
      </draw:frame>
      <draw:frame presentation:style-name="標準_20_5-outline1" draw:layer="backgroundobjects" svg:width="16.719cm" svg:height="16.066cm" svg:x="1.95cm" svg:y="12.607cm" presentation:class="outline" presentation:placeholder="true">
        <draw:text-box/>
      </draw:frame>
      <draw:frame presentation:style-name="Mpr44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44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44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_20_5-title" draw:layer="backgroundobjects" svg:width="0.001cm" svg:height="0.001cm" svg:x="0cm" svg:y="2.257cm" presentation:class="page"/>
        <draw:frame presentation:style-name="標準_20_5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18.999cm" svg:height="2.8cm" svg:x="1.001cm" svg:y="1cm">
        <draw:image xlink:href="Pictures/10000201000003E000000073AAFB5E8544EB8A65.png" xlink:type="simple" xlink:show="embed" xlink:actuate="onLoad">
          <text:p/>
        </draw:image>
      </draw:frame>
      <draw:frame presentation:style-name="Mpr47" draw:layer="backgroundobjects" svg:width="16.421cm" svg:height="4.624cm" svg:x="1.95cm" svg:y="1.004cm" presentation:class="title">
        <draw:text-box>
          <text:p><text:span text:style-name="MT4">タイトルテ</text:span><text:span text:style-name="MT4">キストの書</text:span><text:span text:style-name="MT4">式を編集す</text:span><text:span text:style-name="MT4">るにはクリッ</text:span><text:span text:style-name="MT4">クします。</text:span></text:p>
        </draw:text-box>
      </draw:frame>
      <draw:frame presentation:style-name="標準_20_6-outline1" draw:layer="backgroundobjects" svg:width="16.719cm" svg:height="16.066cm" svg:x="1.95cm" svg:y="7.481cm" presentation:class="outline" presentation:placeholder="true">
        <draw:text-box/>
      </draw:frame>
      <draw:frame presentation:style-name="Mpr48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48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48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8-01-06T22:48:34.175463557</dc:date>
    <meta:editing-duration>P1DT23H37M54S</meta:editing-duration>
    <meta:editing-cycles>361</meta:editing-cycles>
    <meta:generator>LibreOffice/5.1.6.2$Linux_X86_64 LibreOffice_project/10m0$Build-2</meta:generator>
    <meta:print-date>2015-10-06T09:40:53.126442000</meta:print-date>
    <meta:document-statistic meta:object-count="218"/>
  </office:meta>
</office:document-meta>
</file>